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break-before="page"/>
      <style:text-properties officeooo:rsid="000fddef" officeooo:paragraph-rsid="000fddef"/>
    </style:style>
    <style:style style:name="P2" style:family="paragraph" style:parent-style-name="Text_20_body" style:list-style-name="L1">
      <style:text-properties officeooo:rsid="0011c631" officeooo:paragraph-rsid="0011c631"/>
    </style:style>
    <style:style style:name="P3" style:family="paragraph" style:parent-style-name="Text_20_body" style:list-style-name="L1">
      <style:text-properties officeooo:rsid="00122512" officeooo:paragraph-rsid="00122512"/>
    </style:style>
    <style:style style:name="P4" style:family="paragraph" style:parent-style-name="Text_20_body" style:list-style-name="L1">
      <style:text-properties officeooo:rsid="00127275" officeooo:paragraph-rsid="00127275"/>
    </style:style>
    <style:style style:name="P5" style:family="paragraph" style:parent-style-name="Text_20_body" style:list-style-name="L1">
      <style:text-properties officeooo:rsid="00130165" officeooo:paragraph-rsid="00130165"/>
    </style:style>
    <style:style style:name="P6" style:family="paragraph" style:parent-style-name="Text_20_body" style:list-style-name="L2">
      <style:text-properties officeooo:paragraph-rsid="00130165"/>
    </style:style>
    <style:style style:name="P7" style:family="paragraph" style:parent-style-name="Text_20_body" style:list-style-name="L1">
      <style:text-properties officeooo:rsid="0016c071" officeooo:paragraph-rsid="0016c071"/>
    </style:style>
    <style:style style:name="P8" style:family="paragraph" style:parent-style-name="Text_20_body" style:list-style-name="L1">
      <style:text-properties style:text-underline-style="solid" style:text-underline-width="auto" style:text-underline-color="font-color" officeooo:rsid="0016c071" officeooo:paragraph-rsid="0016c071"/>
    </style:style>
    <style:style style:name="P9" style:family="paragraph" style:parent-style-name="Title">
      <style:text-properties officeooo:rsid="000fddef" officeooo:paragraph-rsid="000fdde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30165"/>
    </style:style>
    <style:style style:name="T3" style:family="text">
      <style:text-properties style:text-underline-style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OSTGRESSQL</text:p>
      <text:h text:style-name="P1" text:outline-level="3">Como conectarse con la BD</text:h>
      <text:list xml:id="list1513596657" text:style-name="L1">
        <text:list-item>
          <text:p text:style-name="P2">Abrir un proyecto con maven</text:p>
        </text:list-item>
        <text:list-item>
          <text:p text:style-name="P3">Descargar el driver de postgresSQL(si no se tiene)</text:p>
        </text:list-item>
        <text:list-item>
          <text:p text:style-name="P4">Añadimos el jar desde la librería del proyecto</text:p>
        </text:list-item>
        <text:list-item>
          <text:p text:style-name="P4">Importamos <text:span text:style-name="T1">java.sql.connection</text:span> y <text:span text:style-name="T1">java.sql.DriverManager</text:span></text:p>
        </text:list-item>
        <text:list-item>
          <text:p text:style-name="P5">Crear un objeto de tipo Conection</text:p>
        </text:list-item>
        <text:list-item>
          <text:p text:style-name="P5">Crear una variable tipo String con la url de la base de datos (todo seguido)</text:p>
          <text:list>
            <text:list-item>
              <text:p text:style-name="P5">jdbc:postgresql://</text:p>
            </text:list-item>
          </text:list>
        </text:list-item>
      </text:list>
      <text:list xml:id="list210143794" text:style-name="L2">
        <text:list-item>
          <text:list>
            <text:list-item>
              <text:list>
                <text:list-item>
                  <text:p text:style-name="P6"><text:span text:style-name="T2">local → si la base que vas a usar está en tu ordenador</text:span></text:p>
                </text:list-item>
                <text:list-item>
                  <text:p text:style-name="P6"><text:span text:style-name="T2">ip del servidor → si la base que vas a usar está en un servidor</text:span></text:p>
                </text:list-item>
              </text:list>
            </text:list-item>
          </text:list>
        </text:list-item>
      </text:list>
      <text:list xml:id="list120530238206118" text:continue-list="list1513596657" text:style-name="L1">
        <text:list-item>
          <text:list>
            <text:list-item>
              <text:p text:style-name="P5">/nombreDeLaBaseDeDatos</text:p>
            </text:list-item>
          </text:list>
        </text:list-item>
        <text:list-item>
          <text:p text:style-name="P7">Crear variables con el nombre del usuario (que exista en la base de datos) y otra con la contraseña (en mi caso el nombre de estas variables serán user y password)</text:p>
        </text:list-item>
        <text:list-item>
          <text:p text:style-name="P7">Ahora hay que crear 2 métodos, uno para hacer la conexión y otro para cerrar la conexión</text:p>
          <text:list>
            <text:list-item>
              <text:p text:style-name="P7"><text:span text:style-name="T1">Abrir conexión</text:span>:</text:p>
            </text:list-item>
            <text:list-item>
              <text:p text:style-name="P8">Cerrar conexión<text:span text:style-name="T3">: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0:29:48.132517785</meta:creation-date>
    <dc:date>2023-05-08T12:05:29.668081931</dc:date>
    <meta:editing-duration>PT25M1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16" meta:word-count="148" meta:character-count="788" meta:non-whitespace-character-count="670"/>
  </office:meta>
</office:document-meta>
</file>